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mber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g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read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float" office:value="6">
            <text:p>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24.10.2018</text:date>, <text:time>13:5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2S</meta:editing-duration>
    <meta:editing-cycles>4</meta:editing-cycles>
    <meta:generator>OpenOffice/4.1.3$Win32 OpenOffice.org_project/413m1$Build-9783</meta:generator>
    <dc:date>2018-10-24T13:53:53.28</dc:date>
    <dc:creator>Felix </dc:creator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